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10.62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8.43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9.24mm"/>
    </style:style>
    <style:style style:name="co10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</style:style>
    <style:style style:name="ce2" style:family="table-cell" style:parent-style-name="Default">
      <style:table-cell-properties fo:background-color="#ff00cc" fo:border="0.74pt solid #000000"/>
    </style:style>
    <style:style style:name="ce3" style:family="table-cell" style:parent-style-name="Default">
      <style:table-cell-properties fo:background-color="#00cccc" fo:border="0.74pt solid #000000"/>
    </style:style>
    <style:style style:name="ce4" style:family="table-cell" style:parent-style-name="Default">
      <style:table-cell-properties fo:background-color="#66ff00" fo:border="0.74pt solid #000000"/>
    </style:style>
    <style:style style:name="ce5" style:family="table-cell" style:parent-style-name="Default">
      <style:table-cell-properties fo:background-color="#ff0000" fo:border="0.74pt solid #000000"/>
    </style:style>
    <style:style style:name="ce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5" table:default-cell-style-name="Default"/>
        <table:table-column table:style-name="co7" table:default-cell-style-name="Default"/>
        <table:table-column table:style-name="co10" table:number-columns-repeated="5" table:default-cell-style-name="Default"/>
        <table:table-column table:style-name="co1" table:number-columns-repeated="977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table:number-columns-repeated="982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number-columns-repeated="982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3" table:formula="of:=CODE([.AA2]) -64" office:value-type="float" office:value="19" calcext:value-type="float">
            <text:p>19</text:p>
          </table:table-cell>
          <table:table-cell table:style-name="ce3" table:formula="of:=CODE([.AB2]) -64" office:value-type="float" office:value="5" calcext:value-type="float">
            <text:p>5</text:p>
          </table:table-cell>
          <table:table-cell table:style-name="ce3" table:formula="of:=CODE([.AC2]) -64" office:value-type="float" office:value="11" calcext:value-type="float">
            <text:p>11</text:p>
          </table:table-cell>
          <table:table-cell table:style-name="ce3" table:formula="of:=CODE([.AD2]) -64" office:value-type="float" office:value="18" calcext:value-type="float">
            <text:p>18</text:p>
          </table:table-cell>
          <table:table-cell table:style-name="ce3" table:formula="of:=CODE([.AE2]) -64" office:value-type="float" office:value="5" calcext:value-type="float">
            <text:p>5</text:p>
          </table:table-cell>
          <table:table-cell table:style-name="ce3" table:formula="of:=CODE([.AF2]) -64" office:value-type="float" office:value="20" calcext:value-type="float">
            <text:p>20</text:p>
          </table:table-cell>
          <table:table-cell table:style-name="ce3" table:formula="of:=CODE([.AG2]) -64" office:value-type="float" office:value="19" calcext:value-type="float">
            <text:p>19</text:p>
          </table:table-cell>
          <table:table-cell table:style-name="ce3" table:formula="of:=CODE([.AH2]) -64" office:value-type="float" office:value="5" calcext:value-type="float">
            <text:p>5</text:p>
          </table:table-cell>
          <table:table-cell table:style-name="ce3" table:formula="of:=CODE([.AI2]) -64" office:value-type="float" office:value="11" calcext:value-type="float">
            <text:p>11</text:p>
          </table:table-cell>
          <table:table-cell table:style-name="ce3" table:formula="of:=CODE([.AJ2]) -64" office:value-type="float" office:value="18" calcext:value-type="float">
            <text:p>18</text:p>
          </table:table-cell>
          <table:table-cell table:style-name="ce3" table:formula="of:=CODE([.AK2]) -64" office:value-type="float" office:value="5" calcext:value-type="float">
            <text:p>5</text:p>
          </table:table-cell>
          <table:table-cell table:style-name="ce3" table:formula="of:=CODE([.AL2]) -64" office:value-type="float" office:value="20" calcext:value-type="float">
            <text:p>20</text:p>
          </table:table-cell>
          <table:table-cell table:style-name="ce3" table:formula="of:=CODE([.AM2]) -64" office:value-type="float" office:value="19" calcext:value-type="float">
            <text:p>19</text:p>
          </table:table-cell>
          <table:table-cell table:style-name="ce3" table:formula="of:=CODE([.AN2]) -64" office:value-type="float" office:value="5" calcext:value-type="float">
            <text:p>5</text:p>
          </table:table-cell>
          <table:table-cell table:style-name="ce3" table:formula="of:=CODE([.AO2]) -64" office:value-type="float" office:value="11" calcext:value-type="float">
            <text:p>11</text:p>
          </table:table-cell>
          <table:table-cell table:style-name="ce3" table:formula="of:=CODE([.AP2]) -64" office:value-type="float" office:value="18" calcext:value-type="float">
            <text:p>18</text:p>
          </table:table-cell>
          <table:table-cell table:number-columns-repeated="982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style-name="ce4" table:formula="of:=CONCATENATE([.AA1];[.AA3])" office:value-type="string" office:string-value="C19" calcext:value-type="string">
            <text:p>C19</text:p>
          </table:table-cell>
          <table:table-cell table:style-name="ce4" table:formula="of:=CONCATENATE([.AB1];[.AB3])" office:value-type="string" office:string-value="O5" calcext:value-type="string">
            <text:p>O5</text:p>
          </table:table-cell>
          <table:table-cell table:style-name="ce4" table:formula="of:=CONCATENATE([.AC1];[.AC3])" office:value-type="string" office:string-value="L11" calcext:value-type="string">
            <text:p>L11</text:p>
          </table:table-cell>
          <table:table-cell table:style-name="ce4" table:formula="of:=CONCATENATE([.AD1];[.AD3])" office:value-type="string" office:string-value="L18" calcext:value-type="string">
            <text:p>L18</text:p>
          </table:table-cell>
          <table:table-cell table:style-name="ce4" table:formula="of:=CONCATENATE([.AE1];[.AE3])" office:value-type="string" office:string-value="E5" calcext:value-type="string">
            <text:p>E5</text:p>
          </table:table-cell>
          <table:table-cell table:style-name="ce4" table:formula="of:=CONCATENATE([.AF1];[.AF3])" office:value-type="string" office:string-value="G20" calcext:value-type="string">
            <text:p>G20</text:p>
          </table:table-cell>
          <table:table-cell table:style-name="ce4" table:formula="of:=CONCATENATE([.AG1];[.AG3])" office:value-type="string" office:string-value="I19" calcext:value-type="string">
            <text:p>I19</text:p>
          </table:table-cell>
          <table:table-cell table:style-name="ce4" table:formula="of:=CONCATENATE([.AH1];[.AH3])" office:value-type="string" office:string-value="U5" calcext:value-type="string">
            <text:p>U5</text:p>
          </table:table-cell>
          <table:table-cell table:style-name="ce4" table:formula="of:=CONCATENATE([.AI1];[.AI3])" office:value-type="string" office:string-value="M11" calcext:value-type="string">
            <text:p>M11</text:p>
          </table:table-cell>
          <table:table-cell table:style-name="ce4" table:formula="of:=CONCATENATE([.AJ1];[.AJ3])" office:value-type="string" office:string-value="G18" calcext:value-type="string">
            <text:p>G18</text:p>
          </table:table-cell>
          <table:table-cell table:style-name="ce4" table:formula="of:=CONCATENATE([.AK1];[.AK3])" office:value-type="string" office:string-value="O5" calcext:value-type="string">
            <text:p>O5</text:p>
          </table:table-cell>
          <table:table-cell table:style-name="ce4" table:formula="of:=CONCATENATE([.AL1];[.AL3])" office:value-type="string" office:string-value="S20" calcext:value-type="string">
            <text:p>S20</text:p>
          </table:table-cell>
          <table:table-cell table:style-name="ce4" table:formula="of:=CONCATENATE([.AM1];[.AM3])" office:value-type="string" office:string-value="T19" calcext:value-type="string">
            <text:p>T19</text:p>
          </table:table-cell>
          <table:table-cell table:style-name="ce4" table:formula="of:=CONCATENATE([.AN1];[.AN3])" office:value-type="string" office:string-value="O5" calcext:value-type="string">
            <text:p>O5</text:p>
          </table:table-cell>
          <table:table-cell table:style-name="ce4" table:formula="of:=CONCATENATE([.AO1];[.AO3])" office:value-type="string" office:string-value="M11" calcext:value-type="string">
            <text:p>M11</text:p>
          </table:table-cell>
          <table:table-cell table:style-name="ce4" table:formula="of:=CONCATENATE([.AP1];[.AP3])" office:value-type="string" office:string-value="I18" calcext:value-type="string">
            <text:p>I18</text:p>
          </table:table-cell>
          <table:table-cell table:number-columns-repeated="982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5" table:formula="of:=INDIRECT([.AA4])" office:value-type="string" office:string-value="U" calcext:value-type="string">
            <text:p>U</text:p>
          </table:table-cell>
          <table:table-cell table:style-name="ce5" table:formula="of:=INDIRECT([.AB4])" office:value-type="string" office:string-value="S" calcext:value-type="string">
            <text:p>S</text:p>
          </table:table-cell>
          <table:table-cell table:style-name="ce5" table:formula="of:=INDIRECT([.AC4])" office:value-type="string" office:string-value="V" calcext:value-type="string">
            <text:p>V</text:p>
          </table:table-cell>
          <table:table-cell table:style-name="ce5" table:formula="of:=INDIRECT([.AD4])" office:value-type="string" office:string-value="C" calcext:value-type="string">
            <text:p>C</text:p>
          </table:table-cell>
          <table:table-cell table:style-name="ce5" table:formula="of:=INDIRECT([.AE4])" office:value-type="string" office:string-value="I" calcext:value-type="string">
            <text:p>I</text:p>
          </table:table-cell>
          <table:table-cell table:style-name="ce5" table:formula="of:=INDIRECT([.AF4])" office:value-type="string" office:string-value="Z" calcext:value-type="string">
            <text:p>Z</text:p>
          </table:table-cell>
          <table:table-cell table:style-name="ce5" table:formula="of:=INDIRECT([.AG4])" office:value-type="string" office:string-value="A" calcext:value-type="string">
            <text:p>A</text:p>
          </table:table-cell>
          <table:table-cell table:style-name="ce5" table:formula="of:=INDIRECT([.AH4])" office:value-type="string" office:string-value="Y" calcext:value-type="string">
            <text:p>Y</text:p>
          </table:table-cell>
          <table:table-cell table:style-name="ce5" table:formula="of:=INDIRECT([.AI4])" office:value-type="string" office:string-value="W" calcext:value-type="string">
            <text:p>W</text:p>
          </table:table-cell>
          <table:table-cell table:style-name="ce5" table:formula="of:=INDIRECT([.AJ4])" office:value-type="string" office:string-value="X" calcext:value-type="string">
            <text:p>X</text:p>
          </table:table-cell>
          <table:table-cell table:style-name="ce5" table:formula="of:=INDIRECT([.AK4])" office:value-type="string" office:string-value="S" calcext:value-type="string">
            <text:p>S</text:p>
          </table:table-cell>
          <table:table-cell table:style-name="ce5" table:formula="of:=INDIRECT([.AL4])" office:value-type="string" office:string-value="L" calcext:value-type="string">
            <text:p>L</text:p>
          </table:table-cell>
          <table:table-cell table:style-name="ce5" table:formula="of:=INDIRECT([.AM4])" office:value-type="string" office:string-value="L" calcext:value-type="string">
            <text:p>L</text:p>
          </table:table-cell>
          <table:table-cell table:style-name="ce5" table:formula="of:=INDIRECT([.AN4])" office:value-type="string" office:string-value="S" calcext:value-type="string">
            <text:p>S</text:p>
          </table:table-cell>
          <table:table-cell table:style-name="ce5" table:formula="of:=INDIRECT([.AO4])" office:value-type="string" office:string-value="W" calcext:value-type="string">
            <text:p>W</text:p>
          </table:table-cell>
          <table:table-cell table:style-name="ce5" table:formula="of:=INDIRECT([.AP4])" office:value-type="string" office:string-value="Z" calcext:value-type="string">
            <text:p>Z</text:p>
          </table:table-cell>
          <table:table-cell table:number-columns-repeated="982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style-name="ce6" table:formula="of:=INDIRECT(CONCATENATE([.AA1];CODE([.AA2])-64))" office:value-type="string" office:string-value="U" calcext:value-type="string">
            <text:p>U</text:p>
          </table:table-cell>
          <table:table-cell table:style-name="ce6" table:formula="of:=INDIRECT(CONCATENATE([.AB1];CODE([.AB2])-64))" office:value-type="string" office:string-value="S" calcext:value-type="string">
            <text:p>S</text:p>
          </table:table-cell>
          <table:table-cell table:style-name="ce6" table:formula="of:=INDIRECT(CONCATENATE([.AC1];CODE([.AC2])-64))" office:value-type="string" office:string-value="V" calcext:value-type="string">
            <text:p>V</text:p>
          </table:table-cell>
          <table:table-cell table:style-name="ce6" table:formula="of:=INDIRECT(CONCATENATE([.AD1];CODE([.AD2])-64))" office:value-type="string" office:string-value="C" calcext:value-type="string">
            <text:p>C</text:p>
          </table:table-cell>
          <table:table-cell table:style-name="ce6" table:formula="of:=INDIRECT(CONCATENATE([.AE1];CODE([.AE2])-64))" office:value-type="string" office:string-value="I" calcext:value-type="string">
            <text:p>I</text:p>
          </table:table-cell>
          <table:table-cell table:style-name="ce6" table:formula="of:=INDIRECT(CONCATENATE([.AF1];CODE([.AF2])-64))" office:value-type="string" office:string-value="Z" calcext:value-type="string">
            <text:p>Z</text:p>
          </table:table-cell>
          <table:table-cell table:style-name="ce6" table:formula="of:=INDIRECT(CONCATENATE([.AG1];CODE([.AG2])-64))" office:value-type="string" office:string-value="A" calcext:value-type="string">
            <text:p>A</text:p>
          </table:table-cell>
          <table:table-cell table:style-name="ce6" table:formula="of:=INDIRECT(CONCATENATE([.AH1];CODE([.AH2])-64))" office:value-type="string" office:string-value="Y" calcext:value-type="string">
            <text:p>Y</text:p>
          </table:table-cell>
          <table:table-cell table:style-name="ce6" table:formula="of:=INDIRECT(CONCATENATE([.AI1];CODE([.AI2])-64))" office:value-type="string" office:string-value="W" calcext:value-type="string">
            <text:p>W</text:p>
          </table:table-cell>
          <table:table-cell table:style-name="ce6" table:formula="of:=INDIRECT(CONCATENATE([.AJ1];CODE([.AJ2])-64))" office:value-type="string" office:string-value="X" calcext:value-type="string">
            <text:p>X</text:p>
          </table:table-cell>
          <table:table-cell table:style-name="ce6" table:formula="of:=INDIRECT(CONCATENATE([.AK1];CODE([.AK2])-64))" office:value-type="string" office:string-value="S" calcext:value-type="string">
            <text:p>S</text:p>
          </table:table-cell>
          <table:table-cell table:style-name="ce6" table:formula="of:=INDIRECT(CONCATENATE([.AL1];CODE([.AL2])-64))" office:value-type="string" office:string-value="L" calcext:value-type="string">
            <text:p>L</text:p>
          </table:table-cell>
          <table:table-cell table:style-name="ce6" table:formula="of:=INDIRECT(CONCATENATE([.AM1];CODE([.AM2])-64))" office:value-type="string" office:string-value="L" calcext:value-type="string">
            <text:p>L</text:p>
          </table:table-cell>
          <table:table-cell table:style-name="ce6" table:formula="of:=INDIRECT(CONCATENATE([.AN1];CODE([.AN2])-64))" office:value-type="string" office:string-value="S" calcext:value-type="string">
            <text:p>S</text:p>
          </table:table-cell>
          <table:table-cell table:style-name="ce6" table:formula="of:=INDIRECT(CONCATENATE([.AO1];CODE([.AO2])-64))" office:value-type="string" office:string-value="W" calcext:value-type="string">
            <text:p>W</text:p>
          </table:table-cell>
          <table:table-cell table:style-name="ce6" table:formula="of:=INDIRECT(CONCATENATE([.AP1];CODE([.AP2])-64))" office:value-type="string" office:string-value="Z" calcext:value-type="string">
            <text:p>Z</text:p>
          </table:table-cell>
          <table:table-cell table:number-columns-repeated="982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998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office:value-type="string" calcext:value-type="string">
            <text:p>WSTAWIC FUNKJCE KTORE NA PODSTAWIE KLUCZA I SZYFROGRAMU ODSZYFRUJA PODANY TEKST</text:p>
          </table:table-cell>
          <table:table-cell table:number-columns-repeated="997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998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998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998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998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998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998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998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998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998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998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998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998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998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998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998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998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.00.0000</text:date>, <text:time style:data-style-name="N2" text:time-value="07:15:30.67297413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10:48.570691784</meta:creation-date>
    <dc:date>2017-03-10T07:34:22.886463755</dc:date>
    <meta:editing-duration>PT18M14S</meta:editing-duration>
    <meta:editing-cycles>5</meta:editing-cycles>
    <meta:generator>LibreOffice/5.2.5.1$Linux_X86_64 LibreOffice_project/20m0$Build-1</meta:generator>
    <meta:document-statistic meta:table-count="1" meta:cell-count="773" meta:object-count="0"/>
  </office:meta>
</office:document-meta>
</file>